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erruttori <text:span text:style-name="T1">Z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Interruttori <text:span text:style-name="T1">U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Funzi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5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6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7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00:54:43.34615426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23:32.538802380</meta:creation-date>
    <dc:date>2015-12-06T00:56:55.528868545</dc:date>
    <meta:editing-duration>PT20M26S</meta:editing-duration>
    <meta:editing-cycles>4</meta:editing-cycles>
    <meta:generator>LibreOffice/5.0.3.2$Linux_X86_64 LibreOffice_project/00m0$Build-2</meta:generator>
    <meta:document-statistic meta:table-count="1" meta:cell-count="45" meta:object-count="0"/>
  </office:meta>
</office:document-meta>
</file>